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iagrama de interacción</text:p>
      <text:p text:style-name="Standard">Generar los<text:s/>diagramas de interacciones de acuerdo al siguiente flujo. Recordar que no son iguales los mensajes que se<text:s/>envían<text:s/>los objetos que los estados de<text:s/>acción<text:s/>que suceden para llevar a cabo un proceso.</text:p>
      <text:p text:style-name="Standard">“Cuando un cliente compra<text:s/>mercadería<text:s/>al<text:s/>área<text:s/>de ventas, esta<text:s/>le emite una factura. El cliente paga la factura y el<text:s/>área<text:s/>de ventas le realiza una marca en el sistema para indicar que la factura fue abonada Luego de esto, el cliente puede dirigirse al<text:s/>área<text:s/>de<text:s/>depósito. Deposito valida que la factura esta paga y en caso afirmativo entrega la<text:s/>mercadería</text:p>
      <text:p text:style-name="Standard"/>
      <text:p text:style-name="Standard">Estados:</text:p>
      <text:p text:style-name="Standard">Modelar la máquina de estados <text:s/>de un objeto persona de acuerdo a lo<text:s/>siguiente:</text:p>
      <text:p text:style-name="Standard">“Cuando una persona nace, hasta sus 12 años se encuentra en la niñez. Luego de los 12 y hasta los 13 se llama etapa de pre adolescencia. Entre los 14 y los 17 se<text:s/>encuentra<text:s/>en la adolescencia. A partir de los 18 comienza su adultez”</text:p>
      <text:p text:style-name="Standard"/>
      <text:p text:style-name="Standard">Modelar los estados del objeto “Alumno” desde que asiste al jardín hasta que finaliza sus estudios universitarios.</text:p>
      <text:p text:style-name="Standard"/>
      <text:p text:style-name="Standard">Realizar el diagrama de actividades relacionado al siguiente proceso con su correspondiente flujo de objetos:</text:p>
      <text:p text:style-name="Standard">Desde que un alumno se inscribe en una tecnicatura</text:p>
      <text:p text:style-name="Standard">Hasta que finaliza sus estudios</text:p>
      <text:p text:style-name="Standard"><text:s/></text:p>
      <text:p text:style-name="Standard">“El proceso se inicia cuando el alumno se presenta en el departamento de alumnos, presenta la documentación y abona la matricula. A partir de ese momento el alumno esta pre inscripto. Dpto de alumnos valida sus<text:s/>títulos<text:s/>y confirma la<text:s/>inscripción<text:s/>al alumno que pasa a estar inscripto si todo resulta correcto. Caso contrario, informa el rechazo y se le devuelve el dinero de la<text:s/>matrícula.</text:p>
      <text:p text:style-name="Standard">El aluno comienza la carrera y rinde todos los<text:s/>exámenes<text:s text:c="2"/>hasta llegar al<text:s/>último<text:s/>examen de su<text:s/>última<text:s/>materia. Los profesores evalúan al alumno en cada examen sea del tipo que sea (parcial, recuperatorio o final). En este momento el alumno se encuentra cursando la carrera.</text:p>
      <text:p text:style-name="Standard">Al aprobar al último examen el dpto de alumnos valida todos los<text:s/>exámenes<text:s/>rendidos y gestiona el titulo ante la facultad.</text:p>
      <text:p text:style-name="Standard">La facultad valida la<text:s/>información<text:s/>de alumnos y sino encuentra<text:s/>anomalías<text:s/>emite el titulo correspondiente. El alumno pasa a estar recibido. Caso contrario informa el problema a alumnos y alumnos al estudiante quien deberá reparar la anomalía de acuerdo al reglamento institucional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fesor</meta:initial-creator>
    <dc:creator>alumno</dc:creator>
    <meta:creation-date>2019-11-08T22:06:00Z</meta:creation-date>
    <dc:date>2019-11-08T22:06:00Z</dc:date>
    <meta:template xlink:href="Normal" xlink:type="simple"/>
    <meta:editing-cycles>2</meta:editing-cycles>
    <meta:editing-duration>PT60S</meta:editing-duration>
    <meta:document-statistic meta:page-count="1" meta:paragraph-count="4" meta:word-count="350" meta:character-count="2271" meta:row-count="16" meta:non-whitespace-character-count="1925"/>
  </office:meta>
</office:document-meta>
</file>